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d3d77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d3d77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d3d77" style:font-name-asian="Calibri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d3d77" style:font-name-asian="Calibri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d3d77" style:font-name-asian="Calibri" style:font-size-asian="12pt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d3d77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d3d77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d3d77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d3d77" style:font-name-asian="Calibri" style:font-size-asian="12pt" style:font-weight-asian="bold" style:font-name-complex="Times New Roman1" style:font-size-complex="12pt"/>
    </style:style>
    <style:style style:name="P11" style:family="paragraph" style:parent-style-name="Text_20_body">
      <style:paragraph-properties fo:text-align="center" style:justify-single-word="false"/>
      <style:text-properties officeooo:paragraph-rsid="000d3d77"/>
    </style:style>
    <style:style style:name="P12" style:family="paragraph" style:parent-style-name="Text_20_body">
      <style:text-properties officeooo:rsid="000d3d77" officeooo:paragraph-rsid="000d3d77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officeooo:rsid="000d3d77" style:font-name-asian="Calibri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officeooo:rsid="0014140c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officeooo:rsid="000d3d77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10" style:family="text">
      <style:text-properties officeooo:rsid="000eff2d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2.042cm" svg:height="2.22cm" svg:viewBox="0 0 2042 2220" draw:points="-42,0 -42,2220 2000,2220 2000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0">«Московский государственный технический университет</text:p>
            <text:p text:style-name="P10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9"/>
      <text:p text:style-name="P3"/>
      <text:p text:style-name="P8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5"/>
      <text:p text:style-name="P8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><text:span text:style-name="T9">Лабораторная работа № </text:span><text:span text:style-name="T5">3</text:span></text:p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/>
            <text:p text:style-name="P8"><text:span text:style-name="T9">Тема </text:span><text:span text:style-name="T8">Цепи Маркова</text:span></text:p>
            <text:p text:style-name="P3"/>
            <text:p text:style-name="P8"><text:span text:style-name="T9">Студент </text:span><text:span text:style-name="T6">Сушина А.Д. </text:span></text:p>
            <text:p text:style-name="P3"/>
            <text:p text:style-name="P8"><text:span text:style-name="T9">Группа <text:s/></text:span><text:span text:style-name="T6">ИУ7-</text:span><text:span text:style-name="T7">7</text:span><text:span text:style-name="T6">1б</text:span></text:p>
            <text:p text:style-name="P3"/>
            <text:p text:style-name="P3">Оценка (баллы) _______________</text:p>
            <text:p text:style-name="P3"/>
            <text:p text:style-name="P8"><text:span text:style-name="T9">Преподаватель</text:span><text:span text:style-name="T6"> Р</text:span><text:span text:style-name="T7">удаков И.В.</text:span></text:p>
          </table:table-cell>
          <table:table-cell table:style-name="Таблица2.A1" office:value-type="string"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4">Москва. <text:s/></text:p>
      <text:p text:style-name="P11"><text:span text:style-name="T1">2020</text:span><text:bookmark text:name="_GoBack"/><text:span text:style-name="T1"> г<text:tab/></text:span></text:p>
      <text:p text:style-name="P11"><text:span text:style-name="T1"/></text:p>
      <text:h text:style-name="P1" text:outline-level="2">Задание на лабораторную работу</text:h>
      <text:p text:style-name="P12">Необходимо для сложной системы S, имеющей не более 10 состояний, определить среднее время нахождения системы в предельных состояниях, т. е. при установившимся режиме работы. </text:p>
      <text:h text:style-name="Heading_20_2" text:outline-level="2">Теоретическая часть </text:h>
      <text:p text:style-name="P12">Случайный процесс называется марковским, если он обладает слудующим свойством: для каждого момента t0 вероятность любого состояния системы в будущем (при t&gt;t0) зависит только от ее состояния в настоящем (при t = t0) и не зависит от того, когда и каким образом система пришла в это состояние. <text:s/>Вероятностью i-го состояния называется вероятность pi(t) того, что в момент t система будет находится в состоянии Si. Для любого момента времени t сумма вероятностей всех состоянии равна единице.</text:p>
      <text:p text:style-name="P12"><draw:frame draw:style-name="fr2" draw:name="Объект1" text:anchor-type="as-char" svg:y="-0.713cm" svg:width="2.159cm" svg:height="1.139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0">(1)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20:23:30.018433166</meta:creation-date>
    <dc:date>2020-11-20T20:39:38.545187737</dc:date>
    <meta:editing-duration>PT5M26S</meta:editing-duration>
    <meta:editing-cycles>1</meta:editing-cycles>
    <meta:document-statistic meta:table-count="2" meta:image-count="1" meta:object-count="1" meta:page-count="2" meta:paragraph-count="22" meta:word-count="166" meta:character-count="1299" meta:non-whitespace-character-count="1144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b>
          <mi>p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=</mo>
        <mn>1</mn>
      </mrow>
    </mrow>
    <annotation encoding="StarMath 5.0">sum from{i = 0} to{N} p_i( t ) = 1 </annotation>
  </semantics>
</math>
</file>